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28.31mm" fo:break-before="auto" style:use-optimal-row-height="true"/>
    </style:style>
    <style:style style:name="ro9" style:family="table-row">
      <style:table-row-properties style:row-height="20.37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ro13" style:family="table-row">
      <style:table-row-properties style:row-height="28.49mm" fo:break-before="auto" style:use-optimal-row-height="true"/>
    </style:style>
    <style:style style:name="ro14" style:family="table-row">
      <style:table-row-properties style:row-height="20.34mm" fo:break-before="auto" style:use-optimal-row-height="true"/>
    </style:style>
    <style:style style:name="ro15" style:family="table-row">
      <style:table-row-properties style:row-height="12.21mm" fo:break-before="auto" style:use-optimal-row-height="true"/>
    </style:style>
    <style:style style:name="ro16" style:family="table-row">
      <style:table-row-properties style:row-height="24.41mm" fo:break-before="auto" style:use-optimal-row-height="true"/>
    </style:style>
    <style:style style:name="ro17" style:family="table-row">
      <style:table-row-properties style:row-height="8.13mm" fo:break-before="auto" style:use-optimal-row-height="true"/>
    </style:style>
    <style:style style:name="ro18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_Commencement</text:p>
          </table:table-cell>
          <table:table-cell office:value-type="float" office:value="1" calcext:value-type="float">
            <text:p>1</text:p>
          </table:table-cell>
          <table:table-cell table:style-name="ce3" table:formula="of:=ROUND ( ([.B1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Maison_Archipel</text:p>
          </table:table-cell>
          <table:table-cell office:value-type="float" office:value="1" calcext:value-type="float">
            <text:p>1</text:p>
          </table:table-cell>
          <table:table-cell table:style-name="ce3" table:formula="of:=ROUND ( ([.B2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style-name="ce6" table:formula="of:=SUM([.B1:.B49])" office:value-type="float" office:value="4" calcext:value-type="float">
            <text:p>4</text:p>
          </table:table-cell>
          <table:table-cell table:style-name="ce6" table:formula="of:=SUM([.C1:.C49])" office:value-type="float" office:value="100" calcext:value-type="float">
            <text:p>100</text:p>
          </table:table-cell>
        </table:table-row>
        <table:table-row table:style-name="ro2">
          <table:table-cell table:style-name="ce1" office:value-type="string" calcext:value-type="string">
            <text:p>Maison_Periple</text:p>
          </table:table-cell>
          <table:table-cell office:value-type="float" office:value="1" calcext:value-type="float">
            <text:p>1</text:p>
          </table:table-cell>
          <table:table-cell table:style-name="ce3" table:formula="of:=ROUND ( ([.B3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aison_Labyrinthe</text:p>
          </table:table-cell>
          <table:table-cell office:value-type="float" office:value="1" calcext:value-type="float">
            <text:p>1</text:p>
          </table:table-cell>
          <table:table-cell table:style-name="ce3" table:formula="of:=ROUND ( ([.B4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"/>
          <table:table-cell/>
          <table:table-cell table:style-name="ce3"/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"/>
          <table:table-cell/>
          <table:table-cell table:style-name="ce3"/>
          <table:table-cell table:style-name="ce3" office:value-type="string" calcext:value-type="string">
            <text:p>%</text:p>
          </table:table-cell>
          <table:table-cell table:number-columns-repeated="2"/>
        </table:table-row>
        <table:table-row table:style-name="ro2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2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2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2" table:number-rows-repeated="30">
          <table:table-cell table:number-columns-repeated="6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aison_Commencement" table:style-name="ta1">
        <office:forms form:automatic-focus="false" form:apply-design-mode="false"/>
        <table:table-column table:style-name="co7" table:number-columns-repeated="1024" table:default-cell-style-name="ce8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Commencement" calcext:value-type="string">
            <text:p>Maison_Commencement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style-name="ce11" office:value-type="string" calcext:value-type="string">
            <text:p>[chambre]</text:p>
          </table:table-cell>
          <table:table-cell table:number-columns-repeated="2"/>
          <table:table-cell table:style-name="ce11" table:number-columns-repeated="6"/>
          <table:table-cell table:number-columns-repeated="1012"/>
        </table:table-row>
        <table:table-row table:style-name="ro3">
          <table:table-cell office:value-type="string" calcext:value-type="string">
            <text:p>Narrator : C’est le jour du grand départ pour CAPITAINE, qui part enfin de sa vielle maison. <text:s/>Il part à la recherche du trésor de NOMTRESOR, qui financera ses futurs périples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11" table:number-columns-repeated="1011"/>
        </table:table-row>
        <table:table-row table:style-name="ro4">
          <table:table-cell office:value-type="string" calcext:value-type="string">
            <text:p>Narrator : Seulement accompagné de sa fidèle galère, NOMBATEAU, et de seulement quelques rations, l’océan s’ouvre à lui pour la première fois.</text:p>
          </table:table-cell>
          <table:table-cell table:number-columns-repeated="2"/>
          <table:table-cell table:style-name="ce11" office:value-type="string" calcext:value-type="string">
            <text:p>[choix chambre]</text:p>
          </table:table-cell>
          <table:table-cell table:number-columns-repeated="9"/>
          <table:table-cell table:style-name="ce11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9"/>
          <table:table-cell table:style-name="ce11" table:number-columns-repeated="1011"/>
        </table:table-row>
        <table:table-row table:style-name="ro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Des écrits parlent des océans environnants: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Il est dit que les mers environnants sont minuscules et accueillantes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Le trésor de NOMTRESOR, dont on entend parler DIRECTIONTOFORMULA d’ici, n’intéresse pas les grands pirates avares de fortune.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Sa quête est parfaite pour les navigateurs en herbe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1" office:value-type="string" calcext:value-type="string">
            <text:p>[retour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[salon]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/>
          <table:table-cell office:value-type="string" calcext:value-type="string">
            <text:p>Choice : (aller dans le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cuisine]</text:p>
          </table:table-cell>
          <table:table-cell table:number-columns-repeated="2"/>
          <table:table-cell table:style-name="ce11" office:value-type="string" calcext:value-type="string">
            <text:p>[cuisine-mère]</text:p>
          </table:table-cell>
          <table:table-cell table:number-columns-repeated="2"/>
          <table:table-cell table:style-name="ce11" office:value-type="string" calcext:value-type="string">
            <text:p>[mère partie]</text:p>
          </table:table-cell>
          <table:table-cell table:style-name="ce11" office:value-type="string" calcext:value-type="string">
            <text:p>[cuisine-mère-morte]</text:p>
          </table:table-cell>
          <table:table-cell/>
          <table:table-cell table:style-name="ce11" office:value-type="string" calcext:value-type="string">
            <text:p>[attaqua mère]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 : décédée.</text:p>
          </table:table-cell>
          <table:table-cell/>
          <table:table-cell office:value-type="string" calcext:value-type="string">
            <text:p>PlayerSpeak : Désolé maman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1" office:value-type="string" calcext:value-type="string">
            <text:p>[choix-cuisine]</text:p>
          </table:table-cell>
          <table:table-cell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Oui ?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OtherSpeak : Sers toi !</text:p>
          </table:table-cell>
          <table:table-cell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Node=&gt;choix-cuis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[choix-mèr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NOMTRESOR toi ?</text:p>
          </table:table-cell>
          <table:table-cell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1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jardin]</text:p>
          </table:table-cell>
          <table:table-cell table:number-columns-repeated="2"/>
          <table:table-cell table:style-name="ce11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choix jardin]</text:p>
          </table:table-cell>
          <table:table-cell table:number-columns-repeated="2"/>
          <table:table-cell table:style-name="ce11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[choix-père]</text:p>
          </table:table-cell>
          <table:table-cell table:number-columns-repeated="3"/>
          <table:table-cell table:style-name="ce11" office:value-type="string" calcext:value-type="string">
            <text:p>[jardin-père-mort]</text:p>
          </table:table-cell>
          <table:table-cell/>
          <table:table-cell table:style-name="ce11" office:value-type="string" calcext:value-type="string">
            <text:p>[attaqua père]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3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ode=&gt;combat pèr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table:number-columns-repeated="2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[combat pèr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son_Archipel" table:style-name="ta1">
        <office:forms form:automatic-focus="false" form:apply-design-mode="false"/>
        <table:table-column table:style-name="co7" table:number-columns-repeated="1024" table:default-cell-style-name="ce8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Archipel" calcext:value-type="string">
            <text:p>Maison_Archipel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1" table:number-columns-repeated="6"/>
          <table:table-cell table:number-columns-repeated="1012"/>
        </table:table-row>
        <table:table-row table:style-name="ro2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style-name="ce11" office:value-type="string" calcext:value-type="string">
            <text:p>[chambre]</text:p>
          </table:table-cell>
          <table:table-cell table:number-columns-repeated="9"/>
          <table:table-cell table:style-name="ce11" table:number-columns-repeated="1011"/>
        </table:table-row>
        <table:table-row table:style-name="ro3">
          <table:table-cell office:value-type="string" calcext:value-type="string">
            <text:p>Narrator : C’est aujourd’hui que CAPITAINE, navigateur aguerri et fin tacticien, décide de s’aventurer dans les vastes océans de NOMTRESOR, pour chercher son trésor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11" table:number-columns-repeated="1011"/>
        </table:table-row>
        <table:table-row table:style-name="ro3">
          <table:table-cell office:value-type="string" calcext:value-type="string">
            <text:p>Narrator : Seulement accompagné de sa fidèle galère, NOMBATEAU, et de seulement quelques rations, il est prêt à faire face à ces longs trajets, et a ces eaux remplis de bandits.</text:p>
          </table:table-cell>
          <table:table-cell table:number-columns-repeated="2"/>
          <table:table-cell table:style-name="ce11" office:value-type="string" calcext:value-type="string">
            <text:p>[choix chambre]</text:p>
          </table:table-cell>
          <table:table-cell table:number-columns-repeated="9"/>
          <table:table-cell table:style-name="ce11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Des écrits parlent des océans environnants: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Il est dit que les mers d’ici sont vastes et hostiles. Les îles sont à des jours et des nuits l’une d’entre elles.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Le trésor de NOMTRESOR, dont on entend parler DIRECTIONTOFORMULA d’ici, est hautement recherché.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 calcext:value-type="string">
            <text:p>Narrator : On entend parler toutefois d’un village, havre de paix, au sud-est d’ici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1" office:value-type="string" calcext:value-type="string">
            <text:p>[retour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table:style-name="ce11" office:value-type="string" calcext:value-type="string">
            <text:p>[salo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 office:value-type="string" calcext:value-type="string">
            <text:p>Choice : (aller <text:s/>dans le jardi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peak : Hop 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[cuisin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 (partir)</text:p>
          </table:table-cell>
          <table:table-cell office:value-type="string" calcext:value-type="string">
            <text:p>Choice : (regarder garde manger) (loo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choix 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son_Periple" table:style-name="ta1">
        <office:forms form:automatic-focus="false" form:apply-design-mode="false"/>
        <table:table-column table:style-name="co7" table:number-columns-repeated="1024" table:default-cell-style-name="ce8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Periple" calcext:value-type="string">
            <text:p>Maison_Periple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1" table:number-columns-repeated="6"/>
          <table:table-cell table:number-columns-repeated="1012"/>
        </table:table-row>
        <table:table-row table:style-name="ro2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style-name="ce11" office:value-type="string" calcext:value-type="string">
            <text:p>[chambre]</text:p>
          </table:table-cell>
          <table:table-cell table:number-columns-repeated="9"/>
          <table:table-cell table:style-name="ce11" table:number-columns-repeated="1011"/>
        </table:table-row>
        <table:table-row table:style-name="ro12">
          <table:table-cell office:value-type="string" calcext:value-type="string">
            <text:p>Narrator : Personne ne sait ce qui se trouve au nord de l’océan, derrière la grande mer de NOMTRESOR. Aujourd’hui, CAPITAINE décide enfin la traverser à bord de son bateau, le NOMBATEAU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11" table:number-columns-repeated="1011"/>
        </table:table-row>
        <table:table-row table:style-name="ro10">
          <table:table-cell office:value-type="string" calcext:value-type="string">
            <text:p>Narrator : Il est dit que le pirate fou qui fera ce périple long et dangereux, trouvera un tout autre monde et le fameux trésor de NOMTRESOR</text:p>
          </table:table-cell>
          <table:table-cell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[choix chambre]</text:p>
          </table:table-cell>
          <table:table-cell table:number-columns-repeated="9"/>
          <table:table-cell table:style-name="ce11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Des écrits parlent des océans environnants :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Il est dit que ceux qui ont essayait de voir ce qu’il se trouvait au-delà de la mer de NOMTRESOR pour chercher sont trésor, ne sont jamais revenu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On ne sait pas combien de nuits il faut naviguer pour atteindre un semblant de vie. Mais on parle quand même de quelque îles désertes, quelques bandits, ou naufragés.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 calcext:value-type="string">
            <text:p>Narrator : On parle aussi d’une ferme, tout à l’ouest de la mer. Mais ce n’est qu’une légende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1" office:value-type="string" calcext:value-type="string">
            <text:p>[retour]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table:style-name="ce11" office:value-type="string" calcext:value-type="string">
            <text:p>[salo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 office:value-type="string" calcext:value-type="string">
            <text:p>Choice : (aller <text:s/>dans le jardi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peak : Hop 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[cuisin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 (partir)</text:p>
          </table:table-cell>
          <table:table-cell office:value-type="string" calcext:value-type="string">
            <text:p>Choice : (regarder garde manger) (loo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[choix 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son_Labyrinthe" table:style-name="ta1">
        <office:forms form:automatic-focus="false" form:apply-design-mode="false"/>
        <table:table-column table:style-name="co7" table:number-columns-repeated="1024" table:default-cell-style-name="ce21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ison_Labyrinthe" calcext:value-type="string">
            <text:p>Maison_Labyrinthe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2" table:number-columns-repeated="6"/>
          <table:table-cell table:number-columns-repeated="1012"/>
        </table:table-row>
        <table:table-row table:style-name="ro2">
          <table:table-cell table:style-name="ce22" office:value-type="string" calcext:value-type="string">
            <text:p>[premiere visite]</text:p>
          </table:table-cell>
          <table:table-cell table:style-name="ce22" table:number-columns-repeated="2"/>
          <table:table-cell table:style-name="ce22" office:value-type="string" calcext:value-type="string">
            <text:p>[chambre]</text:p>
          </table:table-cell>
          <table:table-cell table:number-columns-repeated="9"/>
          <table:table-cell table:style-name="ce22" table:number-columns-repeated="1011"/>
        </table:table-row>
        <table:table-row table:style-name="ro13">
          <table:table-cell office:value-type="string" calcext:value-type="string">
            <text:p>Narrator : A l’est d’ici se trouve le labyrinthe de NOMTRESOR, qui cache, à ce qu’on dit, un immense trésor.</text:p>
          </table:table-cell>
          <table:table-cell office:value-type="string" calcext:value-type="string">
            <text:p>Node=&gt;retour</text:p>
          </table:table-cell>
          <table:table-cell/>
          <table:table-cell office:value-type="string" calcext:value-type="string">
            <text:p>Narrator : CAPITAINE est dans sa chambre d’enfant. Son bureau est à côté de son lit, recouvert de documents diverses sur les mystères de l’océan.</text:p>
          </table:table-cell>
          <table:table-cell table:number-columns-repeated="9"/>
          <table:table-cell table:style-name="ce22" table:number-columns-repeated="1011"/>
        </table:table-row>
        <table:table-row table:style-name="ro14">
          <table:table-cell office:value-type="string" calcext:value-type="string">
            <text:p>Narrator : CAPITAINE, et son bateau, le NOMBATEAU, décide enfin de partir à sa recherche.</text:p>
          </table:table-cell>
          <table:table-cell office:value-type="string" calcext:value-type="string">
            <text:p><text:s/></text:p>
          </table:table-cell>
          <table:table-cell/>
          <table:table-cell table:style-name="ce22" office:value-type="string" calcext:value-type="string">
            <text:p>[choix chambre]</text:p>
          </table:table-cell>
          <table:table-cell table:number-columns-repeated="9"/>
          <table:table-cell table:style-name="ce22" table:number-columns-repeated="1011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oice : (lever l’ancre)</text:p>
          </table:table-cell>
          <table:table-cell office:value-type="string" calcext:value-type="string">
            <text:p>Choice : (faire un tour dans la maison)</text:p>
          </table:table-cell>
          <table:table-cell/>
          <table:table-cell office:value-type="string" calcext:value-type="string">
            <text:p>Choice : (retourner au salon) (partir)</text:p>
          </table:table-cell>
          <table:table-cell office:value-type="string" calcext:value-type="string">
            <text:p>Choice : (dormir jusqu'au lendemain) (dormir)</text:p>
          </table:table-cell>
          <table:table-cell office:value-type="string" calcext:value-type="string">
            <text:p>Choice : (bureau) (quete)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PlayerSpeak : C’est parti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l est dit qu’au centre de l’océan, très loin à l’est d’ici, se trouve une île immense et labyrinthique.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L’île au labyrinthe est entourée de grotte énigmatiques, aux butins précieux et nombreux.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Il est dit qu’il vaut mieux bien se préparer dans les villages et îles autour du labyrinthe…</text:p>
          </table:table-cell>
          <table:table-cell table:number-columns-repeated="1018"/>
        </table:table-row>
        <table:table-row table:style-name="ro14">
          <table:table-cell table:number-columns-repeated="5"/>
          <table:table-cell office:value-type="string" calcext:value-type="string">
            <text:p>Narrator : ...Avant se s’aventurer dans le labyrinthe et les immenses mers qui l’entoure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2" office:value-type="string" calcext:value-type="string">
            <text:p>[retour]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Narrator : <text:s/>Revoilà CAPITAINE sur sa petite île natale. Un petit chemin de pierre mène à sa chaumière coquette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Quest=&gt;salon</text:p>
          </table:table-cell>
          <table:table-cell table:number-columns-repeated="9"/>
          <table:table-cell table:style-name="ce22"/>
          <table:table-cell table:number-columns-repeated="1013"/>
        </table:table-row>
        <table:table-row table:style-name="ro2">
          <table:table-cell table:style-name="ce22" office:value-type="string" calcext:value-type="string">
            <text:p>[salo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aller dans la chambre)</text:p>
          </table:table-cell>
          <table:table-cell office:value-type="string" calcext:value-type="string">
            <text:p>Choice : (aller dans la cuisine)</text:p>
          </table:table-cell>
          <table:table-cell office:value-type="string" calcext:value-type="string">
            <text:p>Choice : (aller <text:s/>dans le jardi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yerSpeak : Hop 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[cuisin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(retourner salon) (partir)</text:p>
          </table:table-cell>
          <table:table-cell office:value-type="string" calcext:value-type="string">
            <text:p>Choice : (regarder garde manger) (loo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[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[choix jardin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2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7:43:37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7:45:18.309000000</dc:date>
    <meta:editing-duration>P3DT16H51M34S</meta:editing-duration>
    <meta:editing-cycles>540</meta:editing-cycles>
    <meta:generator>LibreOffice/6.1.2.1$Windows_X86_64 LibreOffice_project/65905a128db06ba48db947242809d14d3f9a93fe</meta:generator>
    <meta:document-statistic meta:table-count="5" meta:cell-count="411" meta:object-count="0"/>
  </office:meta>
</office:document-meta>
</file>